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91EAE0FC84615028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" table:style-name="ta1">
        <table:shapes>
          <draw:frame draw:z-index="0" draw:style-name="gr1" draw:text-style-name="P1" svg:width="10.5374in" svg:height="6.652in" svg:x="2.0098in" svg:y="0.0445in">
            <draw:object draw:notify-on-update-of-ranges="uni.A1:uni.A97 uni.B1:uni.B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8878in" svg:height="6.6866in" svg:x="14.235in" svg:y="0.0394in">
            <draw:object draw:notify-on-update-of-ranges="uni.O1:uni.O97 uni.P1:uni.P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3729247121239" calcext:value-type="float">
            <text:p>2.8372924712123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.0428502422341" calcext:value-type="float">
            <text:p>1.042850242234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9802990113347" calcext:value-type="float">
            <text:p>5.59802990113347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.72241473247476" calcext:value-type="float">
            <text:p>1.72241473247476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5051451262039" calcext:value-type="float">
            <text:p>14.5051451262039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2.67450342277694" calcext:value-type="float">
            <text:p>2.6745034227769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579283442463" calcext:value-type="float">
            <text:p>21.579283442463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3.07173375457356" calcext:value-type="float">
            <text:p>3.0717337545735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3449713531665" calcext:value-type="float">
            <text:p>25.3449713531665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3.23258034164814" calcext:value-type="float">
            <text:p>3.23258034164814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9774947110744" calcext:value-type="float">
            <text:p>25.9774947110744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3.25723057514824" calcext:value-type="float">
            <text:p>3.2572305751482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5111605496632" calcext:value-type="float">
            <text:p>24.511160549663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3.1991285464665" calcext:value-type="float">
            <text:p>3.199128546466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0642681891502" calcext:value-type="float">
            <text:p>22.0642681891502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.09395947603283" calcext:value-type="float">
            <text:p>3.09395947603283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4284693276396" calcext:value-type="float">
            <text:p>19.4284693276396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2.96673948147191" calcext:value-type="float">
            <text:p>2.9667394814719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0136029745471" calcext:value-type="float">
            <text:p>17.0136029745471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2.83401319906026" calcext:value-type="float">
            <text:p>2.83401319906026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9595152219598" calcext:value-type="float">
            <text:p>14.9595152219598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2.70534756707207" calcext:value-type="float">
            <text:p>2.70534756707207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2655227393533" calcext:value-type="float">
            <text:p>13.2655227393533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2.58516839422774" calcext:value-type="float">
            <text:p>2.58516839422774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8783186664716" calcext:value-type="float">
            <text:p>11.8783186664716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2.47471477752741" calcext:value-type="float">
            <text:p>2.4747147775274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7362074101941" calcext:value-type="float">
            <text:p>10.7362074101941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2.37362189917406" calcext:value-type="float">
            <text:p>2.37362189917406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78568207038576" calcext:value-type="float">
            <text:p>9.78568207038576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2.28092030413008" calcext:value-type="float">
            <text:p>2.28092030413008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98482780251891" calcext:value-type="float">
            <text:p>8.98482780251891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2.19553735505676" calcext:value-type="float">
            <text:p>2.19553735505676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30192358874186" calcext:value-type="float">
            <text:p>8.30192358874186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2.11648724563063" calcext:value-type="float">
            <text:p>2.1164872456306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71363753147857" calcext:value-type="float">
            <text:p>7.71363753147857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2.04298987028155" calcext:value-type="float">
            <text:p>2.0429898702815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20294936585384" calcext:value-type="float">
            <text:p>7.20294936585384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1.97449057629121" calcext:value-type="float">
            <text:p>1.97449057629121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76278195026006" calcext:value-type="float">
            <text:p>6.76278195026006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1.91143433650273" calcext:value-type="float">
            <text:p>1.91143433650273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36816807844046" calcext:value-type="float">
            <text:p>6.36816807844046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1.85131184242122" calcext:value-type="float">
            <text:p>1.85131184242122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85196175500467" calcext:value-type="float">
            <text:p>5.85196175500467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1.7667769477648" calcext:value-type="float">
            <text:p>1.7667769477648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95732526681685" calcext:value-type="float">
            <text:p>5.95732526681685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1.78462159960962" calcext:value-type="float">
            <text:p>1.78462159960962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5819204547051" calcext:value-type="float">
            <text:p>11.5819204547051</text:p>
          </table:table-cell>
          <table:table-cell table:number-columns-repeated="12"/>
          <table:table-cell office:value-type="float" office:value="26" calcext:value-type="float">
            <text:p>26</text:p>
          </table:table-cell>
          <table:table-cell office:value-type="float" office:value="2.44944530076975" calcext:value-type="float">
            <text:p>2.44944530076975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4939889339611" calcext:value-type="float">
            <text:p>12.4939889339611</text:p>
          </table:table-cell>
          <table:table-cell table:number-columns-repeated="12"/>
          <table:table-cell office:value-type="float" office:value="27" calcext:value-type="float">
            <text:p>27</text:p>
          </table:table-cell>
          <table:table-cell office:value-type="float" office:value="2.52524764336274" calcext:value-type="float">
            <text:p>2.52524764336274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.7949038633024" calcext:value-type="float">
            <text:p>58.7949038633024</text:p>
          </table:table-cell>
          <table:table-cell table:number-columns-repeated="12"/>
          <table:table-cell office:value-type="float" office:value="28" calcext:value-type="float">
            <text:p>28</text:p>
          </table:table-cell>
          <table:table-cell office:value-type="float" office:value="4.07405518215715" calcext:value-type="float">
            <text:p>4.07405518215715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8.657090739043" calcext:value-type="float">
            <text:p>668.657090739043</text:p>
          </table:table-cell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6.50527135882258" calcext:value-type="float">
            <text:p>6.5052713588225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66.69425861756" calcext:value-type="float">
            <text:p>6366.69425861756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8.7588356591715" calcext:value-type="float">
            <text:p>8.7588356591715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71.19182747902" calcext:value-type="float">
            <text:p>9671.19182747902</text:p>
          </table:table-cell>
          <table:table-cell table:number-columns-repeated="12"/>
          <table:table-cell office:value-type="float" office:value="31" calcext:value-type="float">
            <text:p>31</text:p>
          </table:table-cell>
          <table:table-cell office:value-type="float" office:value="9.17690683085051" calcext:value-type="float">
            <text:p>9.1769068308505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8814.582821357" calcext:value-type="float">
            <text:p>198814.582821357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12.2001279247465" calcext:value-type="float">
            <text:p>12.2001279247465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1524.371573428" calcext:value-type="float">
            <text:p>281524.371573428</text:p>
          </table:table-cell>
          <table:table-cell table:number-columns-repeated="12"/>
          <table:table-cell office:value-type="float" office:value="33" calcext:value-type="float">
            <text:p>33</text:p>
          </table:table-cell>
          <table:table-cell office:value-type="float" office:value="12.5479743003398" calcext:value-type="float">
            <text:p>12.5479743003398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6563.107230471" calcext:value-type="float">
            <text:p>956563.107230471</text:p>
          </table:table-cell>
          <table:table-cell table:number-columns-repeated="12"/>
          <table:table-cell office:value-type="float" office:value="34" calcext:value-type="float">
            <text:p>34</text:p>
          </table:table-cell>
          <table:table-cell office:value-type="float" office:value="13.7711020429265" calcext:value-type="float">
            <text:p>13.7711020429265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69234.8317505" calcext:value-type="float">
            <text:p>3169234.831750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14.9690007387204" calcext:value-type="float">
            <text:p>14.9690007387204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812869.6691421" calcext:value-type="float">
            <text:p>95812869.6691421</text:p>
          </table:table-cell>
          <table:table-cell table:number-columns-repeated="12"/>
          <table:table-cell office:value-type="float" office:value="36" calcext:value-type="float">
            <text:p>36</text:p>
          </table:table-cell>
          <table:table-cell office:value-type="float" office:value="18.3779075728448" calcext:value-type="float">
            <text:p>18.3779075728448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6627193.997094" calcext:value-type="float">
            <text:p>106627193.997094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18.484849140325" calcext:value-type="float">
            <text:p>18.484849140325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75746572.74541" calcext:value-type="float">
            <text:p>1675746572.74541</text:p>
          </table:table-cell>
          <table:table-cell table:number-columns-repeated="12"/>
          <table:table-cell office:value-type="float" office:value="38" calcext:value-type="float">
            <text:p>38</text:p>
          </table:table-cell>
          <table:table-cell office:value-type="float" office:value="21.2395246179939" calcext:value-type="float">
            <text:p>21.2395246179939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670151634.462" calcext:value-type="float">
            <text:p>20670151634.462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office:value-type="float" office:value="23.7519565465813" calcext:value-type="float">
            <text:p>23.7519565465813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949690533.7221" calcext:value-type="float">
            <text:p>80949690533.7221</text:p>
          </table:table-cell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25.1170936941316" calcext:value-type="float">
            <text:p>25.1170936941316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6827300508.423" calcext:value-type="float">
            <text:p>326827300508.423</text:p>
          </table:table-cell>
          <table:table-cell table:number-columns-repeated="12"/>
          <table:table-cell office:value-type="float" office:value="41" calcext:value-type="float">
            <text:p>41</text:p>
          </table:table-cell>
          <table:table-cell office:value-type="float" office:value="26.5126977353305" calcext:value-type="float">
            <text:p>26.5126977353305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64682897799.19" calcext:value-type="float">
            <text:p>2064682897799.19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office:value-type="float" office:value="28.3559977701621" calcext:value-type="float">
            <text:p>28.3559977701621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493191544029.6" calcext:value-type="float">
            <text:p>32493191544029.6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float" office:value="31.112051692365" calcext:value-type="float">
            <text:p>31.112051692365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331158972800" calcext:value-type="float">
            <text:p>120331158972800</text:p>
          </table:table-cell>
          <table:table-cell table:number-columns-repeated="12"/>
          <table:table-cell office:value-type="float" office:value="44" calcext:value-type="float">
            <text:p>44</text:p>
          </table:table-cell>
          <table:table-cell office:value-type="float" office:value="32.421268715952" calcext:value-type="float">
            <text:p>32.421268715952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6037174614821" calcext:value-type="float">
            <text:p>486037174614821</text:p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office:value-type="float" office:value="33.8173062278808" calcext:value-type="float">
            <text:p>33.8173062278808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96303384325480" calcext:value-type="float">
            <text:p>1396303384325480</text:p>
          </table:table-cell>
          <table:table-cell table:number-columns-repeated="12"/>
          <table:table-cell office:value-type="float" office:value="46" calcext:value-type="float">
            <text:p>46</text:p>
          </table:table-cell>
          <table:table-cell office:value-type="float" office:value="34.8726046996548" calcext:value-type="float">
            <text:p>34.8726046996548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8123168561342" calcext:value-type="float">
            <text:p>168123168561342</text:p>
          </table:table-cell>
          <table:table-cell table:number-columns-repeated="12"/>
          <table:table-cell office:value-type="float" office:value="47" calcext:value-type="float">
            <text:p>47</text:p>
          </table:table-cell>
          <table:table-cell office:value-type="float" office:value="32.7557179729099" calcext:value-type="float">
            <text:p>32.7557179729099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945856516843E+016" calcext:value-type="float">
            <text:p>1.47945856516843E+016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office:value-type="float" office:value="37.2330376744014" calcext:value-type="float">
            <text:p>37.2330376744014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3263807155489E+017" calcext:value-type="float">
            <text:p>1.13263807155489E+017</text:p>
          </table:table-cell>
          <table:table-cell table:number-columns-repeated="12"/>
          <table:table-cell office:value-type="float" office:value="49" calcext:value-type="float">
            <text:p>49</text:p>
          </table:table-cell>
          <table:table-cell office:value-type="float" office:value="39.2684960693303" calcext:value-type="float">
            <text:p>39.268496069330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5481416508379E+016" calcext:value-type="float">
            <text:p>2.95481416508379E+016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37.9247972484887" calcext:value-type="float">
            <text:p>37.9247972484887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680353916531E+018" calcext:value-type="float">
            <text:p>2.680353916531E+018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42.4324805181037" calcext:value-type="float">
            <text:p>42.4324805181037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84823412859043E+018" calcext:value-type="float">
            <text:p>3.84823412859043E+018</text:p>
          </table:table-cell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42.7941460490736" calcext:value-type="float">
            <text:p>42.7941460490736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5609191519433E+020" calcext:value-type="float">
            <text:p>1.15609191519433E+020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46.196747138384" calcext:value-type="float">
            <text:p>46.196747138384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83425406618646E+021" calcext:value-type="float">
            <text:p>1.83425406618646E+021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48.960924848296" calcext:value-type="float">
            <text:p>48.960924848296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99381346425114E+021" calcext:value-type="float">
            <text:p>6.99381346425114E+021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office:value-type="float" office:value="50.2993129203356" calcext:value-type="float">
            <text:p>50.2993129203356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65188318817074E+022" calcext:value-type="float">
            <text:p>3.65188318817074E+022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51.9521150223757" calcext:value-type="float">
            <text:p>51.9521150223757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31564648551563E+023" calcext:value-type="float">
            <text:p>2.31564648551563E+023</text:p>
          </table:table-cell>
          <table:table-cell table:number-columns-repeated="12"/>
          <table:table-cell office:value-type="float" office:value="57" calcext:value-type="float">
            <text:p>57</text:p>
          </table:table-cell>
          <table:table-cell office:value-type="float" office:value="53.7991460468176" calcext:value-type="float">
            <text:p>53.7991460468176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34265706689661E+023" calcext:value-type="float">
            <text:p>8.34265706689661E+023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55.0808388976468" calcext:value-type="float">
            <text:p>55.0808388976468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05453098435168E+024" calcext:value-type="float">
            <text:p>6.05453098435168E+024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office:value-type="float" office:value="57.0628491466303" calcext:value-type="float">
            <text:p>57.0628491466303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434195149673E+025" calcext:value-type="float">
            <text:p>3.1434195149673E+025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58.7099385497274" calcext:value-type="float">
            <text:p>58.7099385497274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6128588538779E+026" calcext:value-type="float">
            <text:p>1.06128588538779E+026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59.926693690181" calcext:value-type="float">
            <text:p>59.926693690181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42525566909128E+025" calcext:value-type="float">
            <text:p>3.42525566909128E+025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58.7958034416892" calcext:value-type="float">
            <text:p>58.7958034416892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7515490203248E+027" calcext:value-type="float">
            <text:p>1.07515490203248E+027</text:p>
          </table:table-cell>
          <table:table-cell table:number-columns-repeated="12"/>
          <table:table-cell office:value-type="float" office:value="63" calcext:value-type="float">
            <text:p>63</text:p>
          </table:table-cell>
          <table:table-cell office:value-type="float" office:value="62.2422622569521" calcext:value-type="float">
            <text:p>62.242262256952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14698182301749E+027" calcext:value-type="float">
            <text:p>6.14698182301749E+027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63.9857587117104" calcext:value-type="float">
            <text:p>63.9857587117104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44182984154787E+028" calcext:value-type="float">
            <text:p>8.44182984154787E+028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 office:value-type="float" office:value="66.6055816948128" calcext:value-type="float">
            <text:p>66.6055816948128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33078959121773E+029" calcext:value-type="float">
            <text:p>1.33078959121773E+029</text:p>
          </table:table-cell>
          <table:table-cell table:number-columns-repeated="12"/>
          <table:table-cell office:value-type="float" office:value="66" calcext:value-type="float">
            <text:p>66</text:p>
          </table:table-cell>
          <table:table-cell office:value-type="float" office:value="67.0607401405115" calcext:value-type="float">
            <text:p>67.0607401405115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482630668243E+030" calcext:value-type="float">
            <text:p>1.47482630668243E+030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office:value-type="float" office:value="69.4660930144977" calcext:value-type="float">
            <text:p>69.466093014497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17363979280972E+031" calcext:value-type="float">
            <text:p>4.17363979280972E+031</text:p>
          </table:table-cell>
          <table:table-cell table:number-columns-repeated="12"/>
          <table:table-cell office:value-type="float" office:value="68" calcext:value-type="float">
            <text:p>68</text:p>
          </table:table-cell>
          <table:table-cell office:value-type="float" office:value="72.8089263899051" calcext:value-type="float">
            <text:p>72.8089263899051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72879105907681E+032" calcext:value-type="float">
            <text:p>1.72879105907681E+032</text:p>
          </table:table-cell>
          <table:table-cell table:number-columns-repeated="12"/>
          <table:table-cell office:value-type="float" office:value="69" calcext:value-type="float">
            <text:p>69</text:p>
          </table:table-cell>
          <table:table-cell office:value-type="float" office:value="74.2301453302556" calcext:value-type="float">
            <text:p>74.2301453302556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4646248167966E+032" calcext:value-type="float">
            <text:p>1.54646248167966E+032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 office:value-type="float" office:value="74.1186930285092" calcext:value-type="float">
            <text:p>74.1186930285092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70555709396468E+031" calcext:value-type="float">
            <text:p>5.70555709396468E+031</text:p>
          </table:table-cell>
          <table:table-cell table:number-columns-repeated="12"/>
          <table:table-cell office:value-type="float" office:value="71" calcext:value-type="float">
            <text:p>71</text:p>
          </table:table-cell>
          <table:table-cell office:value-type="float" office:value="73.1215785114873" calcext:value-type="float">
            <text:p>73.1215785114873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21395179621983E+034" calcext:value-type="float">
            <text:p>1.21395179621983E+034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office:value-type="float" office:value="78.4817741470731" calcext:value-type="float">
            <text:p>78.4817741470731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75164864965975E+034" calcext:value-type="float">
            <text:p>2.75164864965975E+034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office:value-type="float" office:value="79.3000934028095" calcext:value-type="float">
            <text:p>79.3000934028095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8801038122196E+035" calcext:value-type="float">
            <text:p>2.68801038122196E+035</text:p>
          </table:table-cell>
          <table:table-cell table:number-columns-repeated="12"/>
          <table:table-cell office:value-type="float" office:value="74" calcext:value-type="float">
            <text:p>74</text:p>
          </table:table-cell>
          <table:table-cell office:value-type="float" office:value="81.5792795395068" calcext:value-type="float">
            <text:p>81.5792795395068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2928804125261E+036" calcext:value-type="float">
            <text:p>1.42928804125261E+036</text:p>
          </table:table-cell>
          <table:table-cell table:number-columns-repeated="12"/>
          <table:table-cell office:value-type="float" office:value="75" calcext:value-type="float">
            <text:p>75</text:p>
          </table:table-cell>
          <table:table-cell office:value-type="float" office:value="83.2502397948275" calcext:value-type="float">
            <text:p>83.25023979482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56262298953515E+036" calcext:value-type="float">
            <text:p>1.56262298953515E+036</text:p>
          </table:table-cell>
          <table:table-cell table:number-columns-repeated="12"/>
          <table:table-cell office:value-type="float" office:value="76" calcext:value-type="float">
            <text:p>76</text:p>
          </table:table-cell>
          <table:table-cell office:value-type="float" office:value="83.3394291606188" calcext:value-type="float">
            <text:p>83.3394291606188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23327224849882E+037" calcext:value-type="float">
            <text:p>3.23327224849882E+037</text:p>
          </table:table-cell>
          <table:table-cell table:number-columns-repeated="12"/>
          <table:table-cell office:value-type="float" office:value="77" calcext:value-type="float">
            <text:p>77</text:p>
          </table:table-cell>
          <table:table-cell office:value-type="float" office:value="86.3691431452256" calcext:value-type="float">
            <text:p>86.3691431452256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8720230118152E+038" calcext:value-type="float">
            <text:p>1.48720230118152E+038</text:p>
          </table:table-cell>
          <table:table-cell table:number-columns-repeated="12"/>
          <table:table-cell office:value-type="float" office:value="78" calcext:value-type="float">
            <text:p>78</text:p>
          </table:table-cell>
          <table:table-cell office:value-type="float" office:value="87.8951302385225" calcext:value-type="float">
            <text:p>87.8951302385225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19430224494561E+038" calcext:value-type="float">
            <text:p>4.19430224494561E+038</text:p>
          </table:table-cell>
          <table:table-cell table:number-columns-repeated="12"/>
          <table:table-cell office:value-type="float" office:value="79" calcext:value-type="float">
            <text:p>79</text:p>
          </table:table-cell>
          <table:table-cell office:value-type="float" office:value="88.9319605296906" calcext:value-type="float">
            <text:p>88.9319605296906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8048446351496E+040" calcext:value-type="float">
            <text:p>2.38048446351496E+040</text:p>
          </table:table-cell>
          <table:table-cell table:number-columns-repeated="12"/>
          <table:table-cell office:value-type="float" office:value="80" calcext:value-type="float">
            <text:p>80</text:p>
          </table:table-cell>
          <table:table-cell office:value-type="float" office:value="92.9707077428292" calcext:value-type="float">
            <text:p>92.9707077428292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55615389170735E+039" calcext:value-type="float">
            <text:p>6.55615389170735E+039</text:p>
          </table:table-cell>
          <table:table-cell table:number-columns-repeated="12"/>
          <table:table-cell office:value-type="float" office:value="81" calcext:value-type="float">
            <text:p>81</text:p>
          </table:table-cell>
          <table:table-cell office:value-type="float" office:value="91.6812227607887" calcext:value-type="float">
            <text:p>91.6812227607887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2239088626894E+041" calcext:value-type="float">
            <text:p>1.42239088626894E+041</text:p>
          </table:table-cell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94.7583279912216" calcext:value-type="float">
            <text:p>94.7583279912216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23102505864637E+041" calcext:value-type="float">
            <text:p>6.23102505864637E+041</text:p>
          </table:table-cell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96.235529667919" calcext:value-type="float">
            <text:p>96.235529667919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55446179106603E+043" calcext:value-type="float">
            <text:p>1.55446179106603E+043</text:p>
          </table:table-cell>
          <table:table-cell table:number-columns-repeated="12"/>
          <table:table-cell office:value-type="float" office:value="84" calcext:value-type="float">
            <text:p>84</text:p>
          </table:table-cell>
          <table:table-cell office:value-type="float" office:value="99.4522883693934" calcext:value-type="float">
            <text:p>99.452288369393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19196308624694E+043" calcext:value-type="float">
            <text:p>2.19196308624694E+043</text:p>
          </table:table-cell>
          <table:table-cell table:number-columns-repeated="12"/>
          <table:table-cell office:value-type="float" office:value="85" calcext:value-type="float">
            <text:p>85</text:p>
          </table:table-cell>
          <table:table-cell office:value-type="float" office:value="99.7959565274721" calcext:value-type="float">
            <text:p>99.7959565274721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68849031187386E+044" calcext:value-type="float">
            <text:p>2.68849031187386E+044</text:p>
          </table:table-cell>
          <table:table-cell table:number-columns-repeated="12"/>
          <table:table-cell office:value-type="float" office:value="86" calcext:value-type="float">
            <text:p>86</text:p>
          </table:table-cell>
          <table:table-cell office:value-type="float" office:value="102.302723905456" calcext:value-type="float">
            <text:p>102.30272390545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1449884598276E+045" calcext:value-type="float">
            <text:p>1.01449884598276E+045</text:p>
          </table:table-cell>
          <table:table-cell table:number-columns-repeated="12"/>
          <table:table-cell office:value-type="float" office:value="87" calcext:value-type="float">
            <text:p>87</text:p>
          </table:table-cell>
          <table:table-cell office:value-type="float" office:value="103.630723927492" calcext:value-type="float">
            <text:p>103.630723927492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72958089972141E+045" calcext:value-type="float">
            <text:p>2.72958089972141E+045</text:p>
          </table:table-cell>
          <table:table-cell table:number-columns-repeated="12"/>
          <table:table-cell office:value-type="float" office:value="88" calcext:value-type="float">
            <text:p>88</text:p>
          </table:table-cell>
          <table:table-cell office:value-type="float" office:value="104.620477265558" calcext:value-type="float">
            <text:p>104.620477265558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75024276511904E+046" calcext:value-type="float">
            <text:p>1.75024276511904E+046</text:p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office:value-type="float" office:value="106.478668778966" calcext:value-type="float">
            <text:p>106.478668778966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7560032244173E+046" calcext:value-type="float">
            <text:p>9.97560032244173E+046</text:p>
          </table:table-cell>
          <table:table-cell table:number-columns-repeated="12"/>
          <table:table-cell office:value-type="float" office:value="90" calcext:value-type="float">
            <text:p>90</text:p>
          </table:table-cell>
          <table:table-cell office:value-type="float" office:value="108.219056421392" calcext:value-type="float">
            <text:p>108.219056421392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13876527461101E+047" calcext:value-type="float">
            <text:p>2.13876527461101E+047</text:p>
          </table:table-cell>
          <table:table-cell table:number-columns-repeated="12"/>
          <table:table-cell office:value-type="float" office:value="91" calcext:value-type="float">
            <text:p>91</text:p>
          </table:table-cell>
          <table:table-cell office:value-type="float" office:value="108.981728058759" calcext:value-type="float">
            <text:p>108.981728058759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0194918037999E+048" calcext:value-type="float">
            <text:p>6.0194918037999E+048</text:p>
          </table:table-cell>
          <table:table-cell table:number-columns-repeated="12"/>
          <table:table-cell office:value-type="float" office:value="92" calcext:value-type="float">
            <text:p>92</text:p>
          </table:table-cell>
          <table:table-cell office:value-type="float" office:value="112.319087301498" calcext:value-type="float">
            <text:p>112.319087301498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06230413526519E+049" calcext:value-type="float">
            <text:p>3.06230413526519E+049</text:p>
          </table:table-cell>
          <table:table-cell table:number-columns-repeated="12"/>
          <table:table-cell office:value-type="float" office:value="93" calcext:value-type="float">
            <text:p>93</text:p>
          </table:table-cell>
          <table:table-cell office:value-type="float" office:value="113.945837174702" calcext:value-type="float">
            <text:p>113.945837174702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92660317557634E+049" calcext:value-type="float">
            <text:p>7.92660317557634E+049</text:p>
          </table:table-cell>
          <table:table-cell table:number-columns-repeated="12"/>
          <table:table-cell office:value-type="float" office:value="94" calcext:value-type="float">
            <text:p>94</text:p>
          </table:table-cell>
          <table:table-cell office:value-type="float" office:value="114.896894149461" calcext:value-type="float">
            <text:p>114.896894149461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75549823446098E+050" calcext:value-type="float">
            <text:p>3.75549823446098E+050</text:p>
          </table:table-cell>
          <table:table-cell table:number-columns-repeated="12"/>
          <table:table-cell office:value-type="float" office:value="95" calcext:value-type="float">
            <text:p>95</text:p>
          </table:table-cell>
          <table:table-cell office:value-type="float" office:value="116.452475611725" calcext:value-type="float">
            <text:p>116.452475611725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2005515976342E+050" calcext:value-type="float">
            <text:p>1.02005515976342E+050</text:p>
          </table:table-cell>
          <table:table-cell table:number-columns-repeated="12"/>
          <table:table-cell office:value-type="float" office:value="96" calcext:value-type="float">
            <text:p>96</text:p>
          </table:table-cell>
          <table:table-cell office:value-type="float" office:value="115.149111353736" calcext:value-type="float">
            <text:p>115.149111353736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66538729696324E+052" calcext:value-type="float">
            <text:p>1.66538729696324E+052</text:p>
          </table:table-cell>
          <table:table-cell table:number-columns-repeated="12"/>
          <table:table-cell office:value-type="float" office:value="97" calcext:value-type="float">
            <text:p>97</text:p>
          </table:table-cell>
          <table:table-cell office:value-type="float" office:value="120.244482542862" calcext:value-type="float">
            <text:p>120.244482542862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37966346034863E+053" calcext:value-type="float">
            <text:p>1.37966346034863E+053</text:p>
          </table:table-cell>
          <table:table-cell table:number-columns-repeated="12"/>
          <table:table-cell office:value-type="float" office:value="98" calcext:value-type="float">
            <text:p>98</text:p>
          </table:table-cell>
          <table:table-cell office:value-type="float" office:value="122.3588495288" calcext:value-type="float">
            <text:p>122.358849528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95845091750071E+052" calcext:value-type="float">
            <text:p>8.95845091750071E+052</text:p>
          </table:table-cell>
          <table:table-cell table:number-columns-repeated="12"/>
          <table:table-cell office:value-type="float" office:value="99" calcext:value-type="float">
            <text:p>99</text:p>
          </table:table-cell>
          <table:table-cell office:value-type="float" office:value="121.927022159058" calcext:value-type="float">
            <text:p>121.92702215905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0T10:41:06.103396389</dc:date>
    <meta:editing-duration>PT8M42S</meta:editing-duration>
    <meta:editing-cycles>3</meta:editing-cycles>
    <meta:generator>LibreOffice/7.4.2.3$Linux_X86_64 LibreOffice_project/22949782292d40bc0751a2b0b2cf40927460a4f8</meta:generator>
    <meta:document-statistic meta:table-count="1" meta:cell-count="38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91EAE0FC84615028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circle" chart:symbol-width="0.15cm" chart:symbol-height="0.1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66cm" svg:height="16.897cm" xlink:href=".." xlink:type="simple" chart:class="chart:scatter" chart:style-name="ch1">
        <chart:title svg:x="9.988cm" svg:y="0.472cm" chart:style-name="ch2">
          <text:p>Равномерная сетка</text:p>
        </chart:title>
        <chart:plot-area chart:style-name="ch3" table:cell-range-address="uni.A1:uni.B97" svg:x="1.838cm" svg:y="2.028cm" svg:width="24.393cm" svg:height="13.259cm">
          <chart:coordinate-region svg:x="3.571cm" svg:y="2.227cm" svg:width="22.38cm" svg:height="12.413cm"/>
          <chart:axis chart:dimension="x" chart:name="primary-x" chart:style-name="ch4">
            <chart:title svg:x="11.815cm" svg:y="15.624cm" chart:style-name="ch5">
              <text:p>Количество узлов</text:p>
            </chart:title>
            <chart:grid chart:style-name="ch6" chart:class="major"/>
          </chart:axis>
          <chart:axis chart:dimension="y" chart:name="primary-y" chart:style-name="ch7">
            <chart:title svg:x="0.451cm" svg:y="13.218cm" chart:style-name="ch8">
              <text:p>Погрешность интерполяции по норме</text:p>
            </chart:title>
            <chart:grid chart:style-name="ch6" chart:class="major"/>
          </chart:axis>
          <chart:series chart:style-name="ch9" chart:values-cell-range-address="uni.B1:uni.B97" chart:class="chart:scatter">
            <chart:domain table:cell-range-address="uni.A1:uni.A97"/>
            <chart:data-point chart:repeated="79"/>
            <chart:data-point chart:style-name="ch10"/>
            <chart:data-point chart:repeated="16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uni.A1:uni.A97</svg:desc>
                </draw:g>
              </table:table-cell>
              <table:table-cell office:value-type="float" office:value="2.83729247121239">
                <text:p>2.83729247121239</text:p>
                <draw:g>
                  <svg:desc>uni.B1:uni.B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9802990113347">
                <text:p>5.59802990113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.5051451262039">
                <text:p>14.505145126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1.579283442463">
                <text:p>21.579283442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5.3449713531665">
                <text:p>25.3449713531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5.9774947110744">
                <text:p>25.977494711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4.5111605496632">
                <text:p>24.5111605496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2.0642681891502">
                <text:p>22.0642681891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9.4284693276396">
                <text:p>19.4284693276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7.0136029745471">
                <text:p>17.0136029745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4.9595152219598">
                <text:p>14.9595152219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.2655227393533">
                <text:p>13.2655227393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.8783186664716">
                <text:p>11.8783186664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0.7362074101941">
                <text:p>10.7362074101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9.78568207038576">
                <text:p>9.78568207038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8.98482780251891">
                <text:p>8.98482780251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8.30192358874186">
                <text:p>8.30192358874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7.71363753147857">
                <text:p>7.71363753147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7.20294936585384">
                <text:p>7.20294936585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.76278195026006">
                <text:p>6.76278195026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6.36816807844046">
                <text:p>6.368168078440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.85196175500467">
                <text:p>5.85196175500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5.95732526681685">
                <text:p>5.95732526681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1.5819204547051">
                <text:p>11.5819204547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2.4939889339611">
                <text:p>12.4939889339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58.7949038633024">
                <text:p>58.7949038633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668.657090739043">
                <text:p>668.657090739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6366.69425861756">
                <text:p>6366.69425861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9671.19182747902">
                <text:p>9671.19182747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98814.582821357">
                <text:p>198814.582821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81524.371573428">
                <text:p>281524.3715734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956563.107230471">
                <text:p>956563.107230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169234.8317505">
                <text:p>3169234.8317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95812869.6691421">
                <text:p>95812869.66914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06627193.997094">
                <text:p>106627193.997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675746572.74541">
                <text:p>1675746572.74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20670151634.462">
                <text:p>20670151634.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80949690533.7221">
                <text:p>80949690533.7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26827300508.423">
                <text:p>326827300508.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064682897799.19">
                <text:p>2064682897799.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2493191544029.6">
                <text:p>32493191544029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20331158972800">
                <text:p>1203311589728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86037174614821">
                <text:p>486037174614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396303384325480">
                <text:p>13963033843254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68123168561342">
                <text:p>1681231685613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1.47945856516843E+016">
                <text:p>1.47945856516843E+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.13263807155489E+017">
                <text:p>1.13263807155489E+0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2.95481416508379E+016">
                <text:p>2.95481416508379E+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2.680353916531E+018">
                <text:p>2.680353916531E+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3.84823412859043E+018">
                <text:p>3.84823412859043E+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.15609191519433E+020">
                <text:p>1.15609191519433E+0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.83425406618646E+021">
                <text:p>1.83425406618646E+0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.99381346425114E+021">
                <text:p>6.99381346425114E+0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3.65188318817074E+022">
                <text:p>3.65188318817074E+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2.31564648551563E+023">
                <text:p>2.31564648551563E+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8.34265706689661E+023">
                <text:p>8.34265706689661E+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6.05453098435168E+024">
                <text:p>6.05453098435168E+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3.1434195149673E+025">
                <text:p>3.1434195149673E+0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.06128588538779E+026">
                <text:p>1.06128588538779E+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3.42525566909128E+025">
                <text:p>3.42525566909128E+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1.07515490203248E+027">
                <text:p>1.07515490203248E+0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.14698182301749E+027">
                <text:p>6.14698182301749E+0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8.44182984154787E+028">
                <text:p>8.44182984154787E+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.33078959121773E+029">
                <text:p>1.33078959121773E+0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.47482630668243E+030">
                <text:p>1.47482630668243E+0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.17363979280972E+031">
                <text:p>4.17363979280972E+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.72879105907681E+032">
                <text:p>1.72879105907681E+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.54646248167966E+032">
                <text:p>1.54646248167966E+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5.70555709396468E+031">
                <text:p>5.70555709396468E+0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.21395179621983E+034">
                <text:p>1.21395179621983E+0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2.75164864965975E+034">
                <text:p>2.75164864965975E+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2.68801038122196E+035">
                <text:p>2.68801038122196E+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1.42928804125261E+036">
                <text:p>1.42928804125261E+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.56262298953515E+036">
                <text:p>1.56262298953515E+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3.23327224849882E+037">
                <text:p>3.23327224849882E+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.48720230118152E+038">
                <text:p>1.48720230118152E+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4.19430224494561E+038">
                <text:p>4.19430224494561E+0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2.38048446351496E+040">
                <text:p>2.38048446351496E+0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6.55615389170735E+039">
                <text:p>6.55615389170735E+0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.42239088626894E+041">
                <text:p>1.42239088626894E+0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6.23102505864637E+041">
                <text:p>6.23102505864637E+0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.55446179106603E+043">
                <text:p>1.55446179106603E+0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2.19196308624694E+043">
                <text:p>2.19196308624694E+0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2.68849031187386E+044">
                <text:p>2.68849031187386E+0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.01449884598276E+045">
                <text:p>1.01449884598276E+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.72958089972141E+045">
                <text:p>2.72958089972141E+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.75024276511904E+046">
                <text:p>1.75024276511904E+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.97560032244173E+046">
                <text:p>9.97560032244173E+0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2.13876527461101E+047">
                <text:p>2.13876527461101E+0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6.0194918037999E+048">
                <text:p>6.0194918037999E+0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3.06230413526519E+049">
                <text:p>3.06230413526519E+0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7.92660317557634E+049">
                <text:p>7.92660317557634E+0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3.75549823446098E+050">
                <text:p>3.75549823446098E+0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.02005515976342E+050">
                <text:p>1.02005515976342E+0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.66538729696324E+052">
                <text:p>1.66538729696324E+0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.37966346034863E+053">
                <text:p>1.37966346034863E+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8.95845091750071E+052">
                <text:p>8.95845091750071E+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96cm" svg:height="16.985cm" xlink:href=".." xlink:type="simple" chart:class="chart:scatter" chart:style-name="ch1">
        <chart:title svg:x="10.658cm" svg:y="0.474cm" chart:style-name="ch2">
          <text:p>Логарифмический график</text:p>
        </chart:title>
        <chart:plot-area chart:style-name="ch3" table:cell-range-address="uni.O1:uni.P97" svg:x="1.954cm" svg:y="2.032cm" svg:width="27.639cm" svg:height="13.293cm">
          <chart:coordinate-region svg:x="2.761cm" svg:y="2.231cm" svg:width="26.553cm" svg:height="12.447cm"/>
          <chart:axis chart:dimension="x" chart:name="primary-x" chart:style-name="ch4">
            <chart:title svg:x="13.468cm" svg:y="15.664cm" chart:style-name="ch5">
              <text:p>Количество узлов</text:p>
            </chart:title>
            <chart:grid chart:style-name="ch6" chart:class="major"/>
          </chart:axis>
          <chart:axis chart:dimension="y" chart:name="primary-y" chart:style-name="ch7">
            <chart:title svg:x="0.451cm" svg:y="11.842cm" chart:style-name="ch8">
              <text:p>ln погрешности по норме</text:p>
            </chart:title>
            <chart:grid chart:style-name="ch6" chart:class="major"/>
          </chart:axis>
          <chart:series chart:style-name="ch9" chart:values-cell-range-address="uni.P1:uni.P97" chart:class="chart:scatter">
            <chart:domain table:cell-range-address="uni.O1:uni.O97"/>
            <chart:data-point chart:repeated="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uni.O1:uni.O97</svg:desc>
                </draw:g>
              </table:table-cell>
              <table:table-cell office:value-type="float" office:value="1.0428502422341">
                <text:p>1.0428502422341</text:p>
                <draw:g>
                  <svg:desc>uni.P1:uni.P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72241473247476">
                <text:p>1.72241473247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.67450342277694">
                <text:p>2.67450342277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07173375457356">
                <text:p>3.07173375457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.23258034164814">
                <text:p>3.23258034164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.25723057514824">
                <text:p>3.25723057514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.1991285464665">
                <text:p>3.1991285464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.09395947603283">
                <text:p>3.09395947603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.96673948147191">
                <text:p>2.9667394814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.83401319906026">
                <text:p>2.83401319906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.70534756707207">
                <text:p>2.70534756707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.58516839422774">
                <text:p>2.58516839422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.47471477752741">
                <text:p>2.47471477752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.37362189917406">
                <text:p>2.37362189917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.28092030413008">
                <text:p>2.28092030413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.19553735505676">
                <text:p>2.19553735505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.11648724563063">
                <text:p>2.11648724563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.04298987028155">
                <text:p>2.04298987028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.97449057629121">
                <text:p>1.97449057629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.91143433650273">
                <text:p>1.9114343365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.85131184242122">
                <text:p>1.85131184242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.7667769477648">
                <text:p>1.7667769477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.78462159960962">
                <text:p>1.78462159960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.44944530076975">
                <text:p>2.44944530076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.52524764336274">
                <text:p>2.52524764336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4.07405518215715">
                <text:p>4.07405518215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6.50527135882258">
                <text:p>6.50527135882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8.7588356591715">
                <text:p>8.75883565917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9.17690683085051">
                <text:p>9.17690683085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2.2001279247465">
                <text:p>12.20012792474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2.5479743003398">
                <text:p>12.5479743003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3.7711020429265">
                <text:p>13.7711020429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14.9690007387204">
                <text:p>14.9690007387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8.3779075728448">
                <text:p>18.3779075728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8.484849140325">
                <text:p>18.484849140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1.2395246179939">
                <text:p>21.23952461799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23.7519565465813">
                <text:p>23.7519565465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5.1170936941316">
                <text:p>25.1170936941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26.5126977353305">
                <text:p>26.5126977353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8.3559977701621">
                <text:p>28.3559977701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1.112051692365">
                <text:p>31.1120516923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2.421268715952">
                <text:p>32.4212687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33.8173062278808">
                <text:p>33.8173062278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34.8726046996548">
                <text:p>34.8726046996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32.7557179729099">
                <text:p>32.7557179729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37.2330376744014">
                <text:p>37.2330376744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39.2684960693303">
                <text:p>39.2684960693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37.9247972484887">
                <text:p>37.9247972484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2.4324805181037">
                <text:p>42.43248051810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2.7941460490736">
                <text:p>42.7941460490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6.196747138384">
                <text:p>46.1967471383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8.960924848296">
                <text:p>48.960924848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0.2993129203356">
                <text:p>50.29931292033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1.9521150223757">
                <text:p>51.9521150223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3.7991460468176">
                <text:p>53.7991460468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5.0808388976468">
                <text:p>55.0808388976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7.0628491466303">
                <text:p>57.06284914663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8.7099385497274">
                <text:p>58.7099385497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59.926693690181">
                <text:p>59.9266936901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8.7958034416892">
                <text:p>58.79580344168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2.2422622569521">
                <text:p>62.2422622569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3.9857587117104">
                <text:p>63.9857587117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6.6055816948128">
                <text:p>66.6055816948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7.0607401405115">
                <text:p>67.06074014051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9.4660930144977">
                <text:p>69.4660930144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2.8089263899051">
                <text:p>72.8089263899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4.2301453302556">
                <text:p>74.2301453302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4.1186930285092">
                <text:p>74.11869302850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3.1215785114873">
                <text:p>73.12157851148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8.4817741470731">
                <text:p>78.4817741470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9.3000934028095">
                <text:p>79.30009340280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81.5792795395068">
                <text:p>81.5792795395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83.2502397948275">
                <text:p>83.25023979482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83.3394291606188">
                <text:p>83.33942916061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6.3691431452256">
                <text:p>86.3691431452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7.8951302385225">
                <text:p>87.8951302385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88.9319605296906">
                <text:p>88.93196052969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92.9707077428292">
                <text:p>92.97070774282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91.6812227607887">
                <text:p>91.68122276078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94.7583279912216">
                <text:p>94.75832799122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96.235529667919">
                <text:p>96.235529667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99.4522883693934">
                <text:p>99.45228836939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99.7959565274721">
                <text:p>99.79595652747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02.302723905456">
                <text:p>102.3027239054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03.630723927492">
                <text:p>103.630723927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04.620477265558">
                <text:p>104.6204772655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6.478668778966">
                <text:p>106.4786687789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08.219056421392">
                <text:p>108.2190564213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08.981728058759">
                <text:p>108.9817280587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12.319087301498">
                <text:p>112.319087301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13.945837174702">
                <text:p>113.945837174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14.896894149461">
                <text:p>114.8968941494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16.452475611725">
                <text:p>116.452475611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15.149111353736">
                <text:p>115.1491113537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20.244482542862">
                <text:p>120.2444825428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22.3588495288">
                <text:p>122.3588495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21.927022159058">
                <text:p>121.927022159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